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7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2"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4"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7"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8"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9"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0"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2"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3"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4"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5"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8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8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8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9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9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9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9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9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9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9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9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98" style:family="paragraph" style:parent-style-name="Table_20_Contents">
      <style:text-properties style:font-name="Arial" fo:font-size="11pt" style:font-size-asian="9.60000038146973pt" style:font-size-complex="11pt"/>
    </style:style>
    <style:style style:name="P99" style:family="paragraph" style:parent-style-name="Table_20_Contents">
      <style:text-properties style:font-name="Arial" fo:font-size="11pt" officeooo:rsid="01c8c4c1" officeooo:paragraph-rsid="01c8c4c1" style:font-size-asian="9.60000038146973pt" style:font-size-complex="11pt"/>
    </style:style>
    <style:style style:name="P100" style:family="paragraph" style:parent-style-name="Table_20_Contents">
      <style:text-properties style:font-name="Arial" fo:font-size="11pt" officeooo:rsid="01ca2696" officeooo:paragraph-rsid="01ca2696" style:font-size-asian="9.60000038146973pt" style:font-size-complex="11pt"/>
    </style:style>
    <style:style style:name="P101" style:family="paragraph" style:parent-style-name="Table_20_Contents">
      <style:text-properties style:font-name="Arial" fo:font-size="11pt" officeooo:rsid="01caacca" officeooo:paragraph-rsid="01caacca" style:font-size-asian="9.60000038146973pt" style:font-size-complex="11pt"/>
    </style:style>
    <style:style style:name="P102" style:family="paragraph" style:parent-style-name="Table_20_Contents">
      <style:text-properties style:font-name="Arial" fo:font-size="11pt" officeooo:rsid="01cb9e3d" officeooo:paragraph-rsid="01cb9e3d" style:font-size-asian="9.60000038146973pt" style:font-size-complex="11pt"/>
    </style:style>
    <style:style style:name="P103" style:family="paragraph" style:parent-style-name="Table_20_Contents">
      <style:text-properties style:font-name="Arial" fo:font-size="11pt" officeooo:rsid="01cc6136" officeooo:paragraph-rsid="01cc6136" style:font-size-asian="9.60000038146973pt" style:font-size-complex="11pt"/>
    </style:style>
    <style:style style:name="P104" style:family="paragraph" style:parent-style-name="Table_20_Contents">
      <style:text-properties style:font-name="Arial" fo:font-size="11pt" officeooo:rsid="01ce6738" officeooo:paragraph-rsid="01ce6738" style:font-size-asian="9.60000038146973pt" style:font-size-complex="11pt"/>
    </style:style>
    <style:style style:name="P105"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106"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107"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8"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109"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110"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11"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112"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113"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114"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15" style:family="paragraph" style:parent-style-name="Standard">
      <style:paragraph-properties fo:line-height="150%"/>
      <style:text-properties style:font-name="Arial" fo:font-size="11pt" officeooo:rsid="01b47c1d" officeooo:paragraph-rsid="01b47c1d" style:font-size-asian="9.60000038146973pt" style:font-size-complex="11pt"/>
    </style:style>
    <style:style style:name="P11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17"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118"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119"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120"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121"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122"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c8320"/>
    </style:style>
    <style:style style:name="T101" style:family="text">
      <style:text-properties officeooo:rsid="013fd6b9"/>
    </style:style>
    <style:style style:name="T102" style:family="text">
      <style:text-properties officeooo:rsid="0146b81a"/>
    </style:style>
    <style:style style:name="T103" style:family="text">
      <style:text-properties officeooo:rsid="014776f9"/>
    </style:style>
    <style:style style:name="T104" style:family="text">
      <style:text-properties officeooo:rsid="0148e421"/>
    </style:style>
    <style:style style:name="T105" style:family="text">
      <style:text-properties officeooo:rsid="014f86f3"/>
    </style:style>
    <style:style style:name="T106" style:family="text">
      <style:text-properties officeooo:rsid="015971d6"/>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40c23"/>
    </style:style>
    <style:style style:name="T117" style:family="text">
      <style:text-properties officeooo:rsid="0175a6b3"/>
    </style:style>
    <style:style style:name="T118" style:family="text">
      <style:text-properties officeooo:rsid="017a35d7"/>
    </style:style>
    <style:style style:name="T119" style:family="text">
      <style:text-properties officeooo:rsid="0183af93"/>
    </style:style>
    <style:style style:name="T120" style:family="text">
      <style:text-properties officeooo:rsid="019694d8"/>
    </style:style>
    <style:style style:name="T121" style:family="text">
      <style:text-properties officeooo:rsid="0199de48"/>
    </style:style>
    <style:style style:name="T122" style:family="text">
      <style:text-properties officeooo:rsid="01a05802"/>
    </style:style>
    <style:style style:name="T123" style:family="text">
      <style:text-properties officeooo:rsid="01a1e1ae"/>
    </style:style>
    <style:style style:name="T124" style:family="text">
      <style:text-properties officeooo:rsid="01a7156d"/>
    </style:style>
    <style:style style:name="T125" style:family="text">
      <style:text-properties officeooo:rsid="01a945db"/>
    </style:style>
    <style:style style:name="T126" style:family="text">
      <style:text-properties officeooo:rsid="01ad5835"/>
    </style:style>
    <style:style style:name="T127" style:family="text">
      <style:text-properties officeooo:rsid="01af1cd2"/>
    </style:style>
    <style:style style:name="T128" style:family="text">
      <style:text-properties officeooo:rsid="01b07aa7"/>
    </style:style>
    <style:style style:name="T129" style:family="text">
      <style:text-properties officeooo:rsid="01b65213"/>
    </style:style>
    <style:style style:name="T130" style:family="text">
      <style:text-properties officeooo:rsid="01b6d7a2"/>
    </style:style>
    <style:style style:name="T131" style:family="text">
      <style:text-properties officeooo:rsid="01bcbdfc"/>
    </style:style>
    <style:style style:name="T132" style:family="text">
      <style:text-properties officeooo:rsid="01c227b0"/>
    </style:style>
    <style:style style:name="T133" style:family="text">
      <style:text-properties officeooo:rsid="01c5e0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1">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74"><text:tab/>2.2<text:tab/>Projektphasen und Zeitplanung</text:p>
      <text:p text:style-name="P105"><text:tab/>2.3<text:tab/>Eingesetzte Mittel</text:p>
      <text:p text:style-name="P74"><text:tab/><text:span text:style-name="T89">2.4<text:tab/>Projektkosten</text:span><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9">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21">6.1</text:span><text:tab/><text:span text:style-name="T19">Fehlerbehebung</text:span></text:p>
      <text:p text:style-name="P21"><text:tab/><text:span text:style-name="T121">6.2</text:span><text:tab/><text:span text:style-name="T19">Codereview</text:span><text:tab/><text:tab/></text:p>
      <text:p text:style-name="P28">7.<text:tab/>Einführungsphase</text:p>
      <text:p text:style-name="P28"><text:tab/><text:span text:style-name="T121">7.1</text:span><text:tab/><text:span text:style-name="T23">Ü</text:span>bergabe der Software und Inbetriebnahme</text:p>
      <text:p text:style-name="P21"><text:span text:style-name="T19">8.</text:span><text:tab/><text:span text:style-name="T17">Projektergebnisse</text:span></text:p>
      <text:p text:style-name="P21"><text:tab/><text:span text:style-name="T121">8.1</text:span><text:tab/><text:span text:style-name="T66">Soll- Istvergleich</text:span></text:p>
      <text:p text:style-name="P21"><text:tab/><text:span text:style-name="T121">8.2</text:span><text:tab/><text:span text:style-name="T66">Fazit</text:span></text:p>
      <text:p text:style-name="P50"><text:soft-page-break/>Abkürzungsverzeichnis</text:p>
      <text:p text:style-name="P50"/>
      <text:p text:style-name="P50">URL:<text:tab/><text:tab/>Uniform Resource Locator – <text:span text:style-name="T63">einheitlicher Ressourcenzeiger</text:span></text:p>
      <text:p text:style-name="P51">JSON:<text:tab/><text:tab/>Java Script Object Notation – <text:span text:style-name="T64">kompaktes Datenformat</text:span></text:p>
      <text:p text:style-name="P83">DQL:<text:tab/><text:tab/>Doctrine Query Language – SQL ähnliche Abfragesprache </text:p>
      <text:p text:style-name="P84">DBMS:<text:tab/><text:tab/>Database Management System - <text:span text:style-name="T110">Datenbanksystem</text:span></text:p>
      <text:p text:style-name="P110">iOS:<text:tab/><text:tab/>Betriebssystem für mobile Endgeräte</text:p>
      <text:p text:style-name="P111">IDE:<text:tab/><text:tab/>Integrated Development Environment – <text:span text:style-name="T124">integrierte Entwicklungsumgebung</text:span></text:p>
      <text:p text:style-name="P116">HTTP:<text:tab/><text:tab/>Hypertext Trans<text:span text:style-name="T130">fer</text:span> Protocol – <text:span text:style-name="T129">Kommunikationsgrundlage des World Wide Web</text:span></text:p>
      <text:p text:style-name="P117">MVC:<text:tab/><text:tab/>Model-View-Controller – Entwurfsmuster <text:span text:style-name="T131">der strukturierten Softwareentwicklung </text:span></text:p>
      <text:p text:style-name="P118">PHP:<text:tab/><text:tab/><text:span text:style-name="T132">PHP: Hypertext Processor – Skriptsprache</text:span></text:p>
      <text:p text:style-name="P119">UML:<text:tab/><text:tab/>Unified Modeling Language – <text:span text:style-name="T133">Vereinheitlichte Modellierungssprache</text:span></text:p>
      <text:p text:style-name="P11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text:span text:style-name="T105">s</text:span>leitung wird von Herrn Schmitz übernommen, Herr Thierfelder ist Festangestellter von MAM sowie Praktikumsbetreuer und Diplom-Informatiker.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5">Das gesamte Reservierungssystem wird von Grund auf neu entwickelt, daher existieren noch <text:soft-page-break/>keine Schnittstellen nach au<text:span text:style-name="T106">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2">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MVC-Anwendungen ausgeführt, welche die Skriptsprache PHP nutzt. Das verwendete DBMS ist MySQL (ebenfalls quelloffen). Die Revisionierung der Software sollte mittels Git, einer verteilten </text:span><text:soft-page-break/><text:span text:style-name="T21">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106">Die Projektphasen wurden zeitlich wie folgt gegliedert:</text:p>
      <table:table table:name="Table1" table:style-name="Table1">
        <table:table-column table:style-name="Table1.A" table:number-columns-repeated="2"/>
        <table:table-row>
          <table:table-cell table:style-name="Table1.A1" office:value-type="string">
            <text:p text:style-name="P99">Projektphase</text:p>
          </table:table-cell>
          <table:table-cell table:style-name="Table1.B1" office:value-type="string">
            <text:p text:style-name="P99">Dauer</text:p>
          </table:table-cell>
        </table:table-row>
        <table:table-row>
          <table:table-cell table:style-name="Table1.A2" office:value-type="string">
            <text:p text:style-name="P99">I) Analysephase</text:p>
          </table:table-cell>
          <table:table-cell table:style-name="Table1.B2" office:value-type="string">
            <text:p text:style-name="P99">8h</text:p>
          </table:table-cell>
        </table:table-row>
        <table:table-row>
          <table:table-cell table:style-name="Table1.A2" office:value-type="string">
            <text:p text:style-name="P99">II) Entwurfsphase</text:p>
          </table:table-cell>
          <table:table-cell table:style-name="Table1.B2" office:value-type="string">
            <text:p text:style-name="P99">11h</text:p>
          </table:table-cell>
        </table:table-row>
        <table:table-row>
          <table:table-cell table:style-name="Table1.A2" office:value-type="string">
            <text:p text:style-name="P99">III) Realisierungsphase</text:p>
          </table:table-cell>
          <table:table-cell table:style-name="Table1.B2" office:value-type="string">
            <text:p text:style-name="P99">30h</text:p>
          </table:table-cell>
        </table:table-row>
        <table:table-row>
          <table:table-cell table:style-name="Table1.A2" office:value-type="string">
            <text:p text:style-name="P99">IV) Qualitätsmanagement</text:p>
          </table:table-cell>
          <table:table-cell table:style-name="Table1.B2" office:value-type="string">
            <text:p text:style-name="P99">9h</text:p>
          </table:table-cell>
        </table:table-row>
        <table:table-row>
          <table:table-cell table:style-name="Table1.A2" office:value-type="string">
            <text:p text:style-name="P99">V) Einführungsphase</text:p>
          </table:table-cell>
          <table:table-cell table:style-name="Table1.B2" office:value-type="string">
            <text:p text:style-name="P99">2h</text:p>
          </table:table-cell>
        </table:table-row>
        <table:table-row>
          <table:table-cell table:style-name="Table1.A2" office:value-type="string">
            <text:p text:style-name="P99">VI) Dokumentation</text:p>
          </table:table-cell>
          <table:table-cell table:style-name="Table1.B2" office:value-type="string">
            <text:p text:style-name="P99">10h</text:p>
          </table:table-cell>
        </table:table-row>
        <table:table-row>
          <table:table-cell table:style-name="Table1.A2" office:value-type="string">
            <text:p text:style-name="P100">Gesamt:</text:p>
          </table:table-cell>
          <table:table-cell table:style-name="Table1.B2" office:value-type="string">
            <text:p text:style-name="P100">70h</text:p>
          </table:table-cell>
        </table:table-row>
      </table:table>
      <text:p text:style-name="P106"/>
      <text:p text:style-name="P120">Eine detailiertere Einteilung ist im Anhang zu finden.</text:p>
      <text:p text:style-name="P79">2.3<text:tab/>Eingesetzte Mittel</text:p>
      <text:p text:style-name="P107">Es wurde darauf geachtet, <text:span text:style-name="T119">schon vorhandene Mittel sowie quelloffene Softwareprodukte einzusetzen. </text:span></text:p>
      <text:p text:style-name="P108">Ein Büroarbeitsplatz mit einem handelsüblichen PC <text:span text:style-name="T122">für</text:span> Microsoft Windows 10 <text:span text:style-name="T122">als Betriebssystem </text:span>stand mit entsprechender Peripherie wie Bildschirm etc. schon zur Verfügung. <text:span text:style-name="T123">Hier wurden sämtliche Entwicklungsarbeiten und die Erstellung der Dokumentation durchgeführt. Die eingesetzten Sofwareprodukte fielen in die Kategorie der quelloffenen Software, dadurch entstanden keine zusätzlichen Kosten.</text:span></text:p>
      <text:p text:style-name="P109">Als IDE <text:span text:style-name="T125">kam Netbeans v8.1 zum Einsatz, als Revisionierungssoftware Git v2.6. PHP als Skriptsprache ist mit Version 5.6 am Teilprojekt beteiligt, MySQL mit Version 5.7. </text:span></text:p>
      <text:p text:style-name="P112">Die Dokumentation wurde mittels LibreOf<text:span text:style-name="T126">f</text:span>ice 5, die UML Diagramme <text:span text:style-name="T126">mit Umbrello v2.18. </text:span></text:p>
      <text:p text:style-name="P112"><text:span text:style-name="T127">Kleinere Werkzeuge wie etwa PuTTY als Terminalemulator, FileZilla zum Datentransfer oder bash als Shell wurden ebenfalls eingesetzt. </text:span></text:p>
      <text:p text:style-name="P113">Zum Testen der Software kam das <text:span text:style-name="T128">grafische </text:span>Werkzeug Postman <text:span text:style-name="T128">zum Einsatz.</text:span></text:p>
      <text:p text:style-name="P80">2.4<text:tab/><text:span text:style-name="T100">Projektkosten</text:span></text:p>
      <text:p text:style-name="P121">Tabellarische Darstellung der Projektkosten:</text:p>
      <table:table table:name="Table2" table:style-name="Table2">
        <table:table-column table:style-name="Table2.A" table:number-columns-repeated="4"/>
        <table:table-row>
          <table:table-cell table:style-name="Table2.A1" office:value-type="string">
            <text:p text:style-name="P102">Mitarbeiter</text:p>
          </table:table-cell>
          <table:table-cell table:style-name="Table2.A1" office:value-type="string">
            <text:p text:style-name="P102">Zeit</text:p>
          </table:table-cell>
          <table:table-cell table:style-name="Table2.A1" office:value-type="string">
            <text:p text:style-name="P103">Stundensatz</text:p>
          </table:table-cell>
          <table:table-cell table:style-name="Table2.D1" office:value-type="string">
            <text:p text:style-name="P103">Gesamt</text:p>
          </table:table-cell>
        </table:table-row>
        <table:table-row>
          <table:table-cell table:style-name="Table2.A2" office:value-type="string">
            <text:p text:style-name="P103">Praktikant</text:p>
          </table:table-cell>
          <table:table-cell table:style-name="Table2.A2" office:value-type="string">
            <text:p text:style-name="P103">67h</text:p>
          </table:table-cell>
          <table:table-cell table:style-name="Table2.A2" office:value-type="string">
            <text:p text:style-name="P103">10.-€</text:p>
          </table:table-cell>
          <table:table-cell table:style-name="Table2.D2" office:value-type="string">
            <text:p text:style-name="P103">670.-€</text:p>
          </table:table-cell>
        </table:table-row>
        <table:table-row>
          <table:table-cell table:style-name="Table2.A2" office:value-type="string">
            <text:p text:style-name="P104">Externer Mitarbeiter</text:p>
          </table:table-cell>
          <table:table-cell table:style-name="Table2.A2" office:value-type="string">
            <text:p text:style-name="P104">3h</text:p>
          </table:table-cell>
          <table:table-cell table:style-name="Table2.A2" office:value-type="string">
            <text:p text:style-name="P104">50.-€</text:p>
          </table:table-cell>
          <table:table-cell table:style-name="Table2.D2" office:value-type="string">
            <text:p text:style-name="P104">150.-€</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
          </table:table-cell>
          <table:table-cell table:style-name="Table2.D2" office:value-type="string">
            <text:p text:style-name="P104">820.-€</text:p>
          </table:table-cell>
        </table:table-row>
      </table:table>
      <text:p text:style-name="P121"/>
      <text:p text:style-name="P121"/>
      <text:p text:style-name="P32">3.<text:tab/>Analysephase</text:p>
      <text:p text:style-name="P33">In dieser Phase ging es im wesentlichen darum das gegeben<text:span text:style-name="T22">e grafische Konzept genau unter die </text:span><text:soft-page-break/><text:span text:style-name="T22">Lupe zu nehmen. </text:span></text:p>
      <text:p text:style-name="P35">3.1<text:tab/>Analyse des grafischen Entwurfs</text:p>
      <text:p text:style-name="P35">Die Apps haben vom Aufbau her im oberen Bildschirmviertel d<text:span text:style-name="T48">as Hauptmenü</text:span>, im zweiten Bildschirmviertel d<text:span text:style-name="T4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2">Es wurde zuerst eine <text:span text:style-name="T111">K</text:span>ategorisierung der Daten nach Änderungshäufigkeit <text:span text:style-name="T91">vorgenommen</text:span>. Hierbei wurde festgestellt, daß es Daten gibt welche sich nur sehr selten Ändern und somit als statisch angenommen werden. </text:p>
      <text:p text:style-name="P52">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2"/>
      <text:p text:style-name="P34">3.2<text:tab/>Ermittlung der beteiligten Entitäten <text:span text:style-name="T53">und deren Beziehungen</text:span></text:p>
      <text:p text:style-name="P36">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37">Zusatzprodukte werden nochmals <text:span text:style-name="T51">k</text:span>ategorisiert in Boarding (Verpflegung) sowie Specials. Dies war wichtig, da die Apps diese Informationen zur Darstellung auch de<text:span text:style-name="T52">r</text:span> Untermenüs benötigen. </text:p>
      <text:p text:style-name="P38">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text:span text:style-name="T114">wurde</text:span> au<text:span text:style-name="T113">ß</text:span>erdem die Klasse Hotel mit den relevanten Hoteldaten wie z.B. E-Mail Adresse <text:soft-page-break/><text:span text:style-name="T114">eingeführt</text:span>. </text:p>
      <text:p text:style-name="P41">Da der Nutzer während des Reservierungsvorgangs einen Warenkorb <text:span text:style-name="T115">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5">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6">Der Nutzer bestätigt da<text:span text:style-name="T68">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61">Teilprojekts zu gewinnen wurde das Sequenzdiagramm des Dialogs zwischen Apps und Proxy sowie das Klassendiagramm der Anwendung erstellt. </text:span></text:p>
      <text:p text:style-name="P49">Da die Anwendung mittels <text:span text:style-name="T116">ob</text:span>jektrelationalem Mapper (Doctrine) auf die Datenbank zugreift war eine manuelle Erstellung der Datenbank nicht nötig. Die Struktur der Datenbank wird mittels Annotationen im Quelltext der Modelle beschrieben und automatisch von Doctrine erzeugt. Die Datenbank dient somit der <text:span text:style-name="T117">S</text:span>peicherung von Objekten. </text:p>
      <text:p text:style-name="P49">4.4<text:tab/>Definition der JSON Objektstruktur</text:p>
      <text:p text:style-name="P49">Hierbei war es wichtig die Datenstruktur möglichst einfach zu halten und sich an valides JSON zu halten.</text:p>
      <text:p text:style-name="P49"><text:soft-page-break/>4.5<text:tab/>Definition der Endpunkte</text:p>
      <text:p text:style-name="P49">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50">Die URLs <text:span text:style-name="T65">wurden wie folgt benannt: initialdata, pricesandavailabilities, totalprice, order</text:span></text:p>
      <text:p text:style-name="P115">Die URLs</text:p>
      <text:p text:style-name="P54">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ein leeres Git-Repository 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text:span text:style-name="T118">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text:span><text:soft-page-break/><text:span text:style-name="T35">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86">Im dritten Controller wird der von den Apps <text:span text:style-name="T77">gelieferte </text:span>Warenkorb <text:span text:style-name="T78">als JSON-Objekt angenommen </text:span>und gibt den Gesamtpreis zurück.</text:p>
      <text:p text:style-name="P88">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95">Alle Controller geben zusätzlich entsprechende HTTP Statusmeldungen an die Apps zurück.</text:p>
      <text:p text:style-name="P87">5.4<text:tab/>Implementierung der Testdaten</text:p>
      <text:p text:style-name="P8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90">Die Daten entsprechen in etwa einem kleinen Hotel mit unterschiedlichen Zimmerkategorien, verschiedenen Verpflegungsarten und einigen Zusatzangeboten. </text:p>
      <text:p text:style-name="P96">6.<text:tab/>Qualitätsmanagement</text:p>
      <text:p text:style-name="P97">Getestet wurden die Schnittstellen mit dem Programm Postman.</text:p>
      <text:p text:style-name="P91">6.1<text:tab/>Fehlerbehebung</text:p>
      <text:p text:style-name="P92">Das Teilprojekt wurde mittels der integrierten Entwicklungsumgebung (IDE) Netbeans 8.1 erstellt. Da die IDE Rechtschreibfehler zeitnah meldet, ist eine syntaktisch fehlerfreie Erstellung des Quelltextes möglich gewesen. </text:p>
      <text:p text:style-name="P93">Symfony<text:span text:style-name="T84">3</text:span> bietet ebenfalls einen eingebauten Debugger an, der Fehler und Unstimmigkeiten während der Ausführung meldet. Somit konnten Fehlerbehebungen währen<text:span text:style-name="T109">d</text:span> des Erstellens der Anwendung durchgeführt werden. </text:p>
      <text:p text:style-name="P94">6.2<text:tab/>Code<text:span text:style-name="T86">r</text:span>eview</text:p>
      <text:p text:style-name="P70">In diesem Phasenabschnitt wurde Herr Blohm zur Durchsicht des Quelltextes mit einbezogen. Dadurch <text:span text:style-name="T101">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9"><text:soft-page-break/>7.<text:tab/>Einführungsphase</text:p>
      <text:p text:style-name="P85">7.1<text:tab/><text:span text:style-name="T23">Übergabe der Software und Inbetriebnahme</text:span></text:p>
      <text:p text:style-name="P76">Der Code wurde laufend auf den Produkt<text:span text:style-name="T120">iv</text:span>server geschoben. Dadurch daß dort ein Git-Repository vorhanden ist, ist eine einfache push Operation seitens des Entwicklungsrechners <text:span text:style-name="T102">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7">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78">Herr Korth, welcher die App für das <text:span text:style-name="T99">B</text:span>etriebssystem iOS entwickelt, wurde informiert und k<text:span text:style-name="T98">ann </text:span>nun die Schnittstellen nutzen.</text:p>
      <text:p text:style-name="P71">8.<text:tab/>Projektergebnisse</text:p>
      <text:p text:style-name="P81">Am Ende des Teilprojekt<text:span text:style-name="T103">s ist ein dauerhafter und zuverlässiger Serverbetrieb eingerichtet worden.</text:span></text:p>
      <text:p text:style-name="P72">8.1<text:tab/><text:span text:style-name="T88">Soll- Istvergleich</text:span></text:p>
      <text:p text:style-name="P82">Die oben genannten Ziele des Teilprojekts sind erreicht worden. Es wurde eine Analyse des Dialogs zwischen Apps und Proxy auf Grundlage des grafischen Konzepts vorgenommen, die Schnittstellen definiert und die Daten <text:span text:style-name="T104">in einem</text:span> JSON-Schema <text:span text:style-name="T104">festgelegt. Der Proxy wurde mittels PHP-Framework Symfony3 implementiert. Die Anwendung läuft zuverlässig und performant auf einem extern betriebenen Server. </text:span><text:s/></text:p>
      <text:p text:style-name="P73">8.2<text:tab/>Fazit</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4M2S</meta:editing-duration>
    <meta:editing-cycles>393</meta:editing-cycles>
    <meta:generator>LibreOffice/5.1.2.2$Windows_X86_64 LibreOffice_project/d3bf12ecb743fc0d20e0be0c58ca359301eb705f</meta:generator>
    <dc:date>2016-05-26T13:26:01.510000000</dc:date>
    <meta:document-statistic meta:table-count="2" meta:image-count="0" meta:object-count="0" meta:page-count="11" meta:paragraph-count="197" meta:word-count="2885" meta:character-count="22263" meta:non-whitespace-character-count="19476"/>
    <meta:user-defined meta:name="Info 1"/>
    <meta:user-defined meta:name="Info 2"/>
    <meta:user-defined meta:name="Info 3"/>
    <meta:user-defined meta:name="Info 4"/>
  </office:meta>
</office:document-meta>
</file>